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53cd2" officeooo:paragraph-rsid="00053cd2"/>
    </style:style>
    <style:style style:name="P2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9a74d" officeooo:paragraph-rsid="0009a74d"/>
    </style:style>
    <style:style style:name="P3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b6b72" officeooo:paragraph-rsid="000b6b72"/>
    </style:style>
    <style:style style:name="P4" style:family="paragraph" style:parent-style-name="Standard" style:list-style-name="L1">
      <style:paragraph-properties fo:margin-top="0.0398in" fo:margin-bottom="0.0398in" loext:contextual-spacing="false" fo:line-height="115%"/>
      <style:text-properties style:font-name="Comfortaa" officeooo:rsid="000b7b8b" officeooo:paragraph-rsid="000b7b8b"/>
    </style:style>
    <style:style style:name="T1" style:family="text">
      <style:text-properties officeooo:rsid="0006c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032917" text:style-name="L1">
        <text:list-item>
          <text:p text:style-name="P1">News entity test, annotations at the bottom <text:span text:style-name="T1">(org.tsdes.advanced.examplenews.NewsTest)</text:span></text:p>
        </text:list-item>
        <text:list-item>
          <text:p text:style-name="P1">custom constraint fail</text:p>
        </text:list-item>
        <text:list-item>
          <text:p text:style-name="P2">get and put paths (org/tsdes/advanced/rest/newsrestv2/api/OldNewsRestApiTest.kt)</text:p>
        </text:list-item>
        <text:list-item>
          <text:p text:style-name="P3">putMapping consumes media type (org/tsdes/advanced/rest/newsrestv2/api/NewsRestApi.kt)</text:p>
        </text:list-item>
        <text:list-item>
          <text:p text:style-name="P4">defining global consta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7:11:59.914688258</meta:creation-date>
    <dc:date>2018-10-10T16:06:59.049073387</dc:date>
    <meta:editing-duration>PT2H49M3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29" meta:character-count="303" meta:non-whitespace-character-count="284"/>
  </office:meta>
</office:document-meta>
</file>